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2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1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4.25cm" fo:min-width="6.5cm"/>
    </style:style>
    <style:style style:name="gr10" style:family="graphic" style:parent-style-name="standard">
      <style:graphic-properties draw:opacity="20%" draw:textarea-horizontal-align="justify" draw:textarea-vertical-align="middle" draw:auto-grow-height="false" fo:min-height="12.5cm" fo:min-width="24.75cm"/>
    </style:style>
    <style:style style:name="gr11" style:family="graphic" style:parent-style-name="standard">
      <style:graphic-properties draw:opacity="56%" draw:textarea-horizontal-align="justify" draw:textarea-vertical-align="middle" draw:auto-grow-height="false" fo:min-height="1.5cm" fo:min-width="24cm"/>
    </style:style>
    <style:style style:name="gr12" style:family="graphic" style:parent-style-name="standard">
      <style:graphic-properties draw:opacity="19%" draw:textarea-horizontal-align="justify" draw:textarea-vertical-align="middle" draw:auto-grow-height="false" fo:min-height="2.25cm" fo:min-width="23.75cm"/>
    </style:style>
    <style:style style:name="gr13" style:family="graphic" style:parent-style-name="standard">
      <style:graphic-properties draw:opacity="44%" draw:textarea-horizontal-align="justify" draw:textarea-vertical-align="middle" draw:auto-grow-height="false" fo:min-height="2.25cm" fo:min-width="23.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3.7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20%"/>
      <style:paragraph-properties fo:text-align="center"/>
    </style:style>
    <style:style style:name="P5" style:family="paragraph">
      <loext:graphic-properties draw:opacity="56%"/>
      <style:paragraph-properties fo:text-align="center"/>
    </style:style>
    <style:style style:name="P6" style:family="paragraph">
      <loext:graphic-properties draw:opacity="19%"/>
      <style:paragraph-properties fo:text-align="center"/>
    </style:style>
    <style:style style:name="P7" style:family="paragraph">
      <loext:graphic-properties draw:opacity="44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2.5cm" svg:x="3.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6cm" svg:x="17.25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26cm" svg:height="0.962cm" svg:x="4cm" svg:y="15.5cm">
          <draw:text-box>
            <text:p>Browser</text:p>
          </draw:text-box>
        </draw:frame>
        <draw:frame draw:style-name="gr3" draw:text-style-name="P2" draw:layer="layout" svg:width="2.369cm" svg:height="0.962cm" svg:x="20.25cm" svg:y="9.25cm">
          <draw:text-box>
            <text:p>Server</text:p>
          </draw:text-box>
        </draw:frame>
        <draw:custom-shape draw:style-name="gr2" draw:text-style-name="P1" draw:layer="layout" svg:width="11cm" svg:height="6cm" svg:x="17.25cm" svg:y="11.28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69cm" svg:height="0.962cm" svg:x="20.25cm" svg:y="18.288cm">
          <draw:text-box>
            <text:p>Server</text:p>
          </draw:text-box>
        </draw:frame>
        <draw:frame draw:style-name="gr3" draw:text-style-name="P2" draw:layer="layout" svg:width="3.918cm" svg:height="0.962cm" svg:x="18.5cm" svg:y="1.25cm">
          <draw:text-box>
            <text:p>Google.com</text:p>
          </draw:text-box>
        </draw:frame>
        <draw:frame draw:style-name="gr3" draw:text-style-name="P2" draw:layer="layout" svg:width="4.659cm" svg:height="0.962cm" svg:x="17.5cm" svg:y="17.75cm">
          <draw:text-box>
            <text:p>Facebook.com</text:p>
          </draw:text-box>
        </draw:frame>
        <draw:line draw:style-name="gr4" draw:text-style-name="P3" draw:layer="layout" svg:x1="7.75cm" svg:y1="7cm" svg:x2="17.5cm" svg:y2="6cm">
          <text:p/>
        </draw:line>
        <draw:path draw:style-name="gr5" draw:text-style-name="P3" draw:layer="layout" svg:width="17.855cm" svg:height="4.123cm" svg:x="8.86cm" svg:y="3.134cm" svg:viewBox="0 0 17856 4124" svg:d="M8418 2840c588 7 781 688 1203 962 557 361 1270 281 1924 320 510 29 933-240 1283-521 490-395 974-822 1283-1403 337-635 1115-244 1683-321 523-71 1079 125 1564-240 408-308 640-880 401-1243-415-631-1348-218-2045-321-729-108-1493-117-2205 121-572 191-1142-32-1724 280-580 310-1276 241-1884 522-489 226-1051 310-1603 280-601-34-1204 14-1804 0-620-16-1216 154-1804 401-553 232-761 815-1524 682-586-103-1173 206-1763 280l-642 40-481 40h-280">
          <text:p/>
        </draw:path>
        <draw:line draw:style-name="gr6" draw:text-style-name="P3" draw:layer="layout" svg:x1="9cm" svg:y1="5.75cm" svg:x2="7.25cm" svg:y2="6cm">
          <text:p/>
        </draw:line>
        <draw:path draw:style-name="gr5" draw:text-style-name="P3" draw:layer="layout" svg:width="1.426cm" svg:height="2.723cm" draw:transform="rotate (-1.01002203812912) translate (7.416cm 7.256cm)" svg:viewBox="0 0 1427 2724" svg:d="M41 2724c433-130 2133-573 1006-1451-438-342-587-941-1047-1273">
          <text:p/>
        </draw:path>
        <draw:frame draw:style-name="gr3" draw:text-style-name="P2" draw:layer="layout" svg:width="3.038cm" svg:height="0.962cm" svg:x="4.75cm" svg:y="16.5cm">
          <draw:text-box>
            <text:p>Frontend</text:p>
          </draw:text-box>
        </draw:frame>
        <draw:frame draw:style-name="gr3" draw:text-style-name="P2" draw:layer="layout" svg:width="2.966cm" svg:height="0.962cm" svg:x="17.75cm" svg:y="1.5cm">
          <draw:text-box>
            <text:p>Backend</text:p>
          </draw:text-box>
        </draw:frame>
        <draw:line draw:style-name="gr7" draw:text-style-name="P3" draw:layer="layout" svg:x1="8.25cm" svg:y1="9.5cm" svg:x2="17.75cm" svg:y2="12.5cm">
          <text:p/>
        </draw:line>
        <draw:path draw:style-name="gr5" draw:text-style-name="P3" draw:layer="layout" svg:width="9.081cm" svg:height="5.638cm" draw:transform="skewX (3.63678392099082E-017) rotate (0.321664181142555) translate (17.6867307801568cm 12.8926797817243cm)" svg:viewBox="0 0 9082 5639" svg:d="M837 0c587 0 1083 265 1724 152 543-96 1100 121 1623 330 544 217 1115 371 1673 557 583 194 1156 426 1750 583 402 107 739 331 1090 532 511 294 379 913 342 1382-37 465-256 903-444 1331-167 382-467 964-1038 710-479-212-990 18-1484-240-426-222-909-324-1369-456-842-241-1597-699-2295-1230-451-343-995-557-1420-938l-405-305-444-443-140-88">
          <text:p/>
        </draw:path>
        <draw:line draw:style-name="gr8" draw:text-style-name="P3" draw:layer="layout" svg:x1="17.25cm" svg:y1="14.5cm" svg:x2="7.5cm" svg:y2="11.25cm">
          <text:p/>
        </draw:line>
      </draw:page>
      <draw:page draw:name="page2" draw:style-name="dp1" draw:master-page-name="Default">
        <draw:custom-shape draw:style-name="gr9" draw:text-style-name="P1" draw:layer="layout" svg:width="7cm" svg:height="14.5cm" svg:x="4.25cm" svg:y="2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cm" svg:height="14.5cm" svg:x="17.75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38cm" svg:height="0.962cm" svg:x="5.5cm" svg:y="17.25cm">
          <draw:text-box>
            <text:p>Frontend</text:p>
          </draw:text-box>
        </draw:frame>
        <draw:frame draw:style-name="gr3" draw:text-style-name="P2" draw:layer="layout" svg:width="2.966cm" svg:height="0.962cm" svg:x="20cm" svg:y="17.25cm">
          <draw:text-box>
            <text:p>Backend</text:p>
          </draw:text-box>
        </draw:frame>
        <draw:frame draw:style-name="gr3" draw:text-style-name="P2" draw:layer="layout" svg:width="3.355cm" svg:height="2.384cm" svg:x="5.75cm" svg:y="5.5cm">
          <draw:text-box>
            <text:p>HTML</text:p>
            <text:p>CSS</text:p>
            <text:p>Javascript</text:p>
          </draw:text-box>
        </draw:frame>
        <draw:frame draw:style-name="gr3" draw:text-style-name="P2" draw:layer="layout" svg:width="2.471cm" svg:height="5.228cm" svg:x="19.5cm" svg:y="5.25cm">
          <draw:text-box>
            <text:p>Nodejs</text:p>
            <text:p>PHP</text:p>
            <text:p>Java</text:p>
            <text:p>.Net</text:p>
            <text:p>...</text:p>
            <text:p>...</text:p>
            <text:p>...</text:p>
          </draw:text-box>
        </draw:frame>
      </draw:page>
      <draw:page draw:name="page3" draw:style-name="dp1" draw:master-page-name="Default">
        <draw:custom-shape draw:style-name="gr10" draw:text-style-name="P4" draw:layer="layout" svg:width="25.25cm" svg:height="12.75cm" svg:x="2cm" svg:y="2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74cm" svg:height="0.962cm" svg:x="2.5cm" svg:y="2cm">
          <draw:text-box>
            <text:p>table</text:p>
          </draw:text-box>
        </draw:frame>
        <draw:frame draw:style-name="gr3" draw:text-style-name="P2" draw:layer="layout" svg:width="1.874cm" svg:height="0.962cm" svg:x="24.75cm" svg:y="16cm">
          <draw:text-box>
            <text:p>table</text:p>
          </draw:text-box>
        </draw:frame>
        <draw:custom-shape draw:style-name="gr11" draw:text-style-name="P5" draw:layer="layout" svg:width="24.5cm" svg:height="1.75cm" svg:x="2.5cm" svg:y="3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4.25cm" svg:height="2.5cm" svg:x="2.5cm" svg:y="5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4.25cm" svg:height="2.5cm" svg:x="2.5cm" svg:y="8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37cm" svg:height="0.962cm" svg:x="2cm" svg:y="4cm">
          <draw:text-box>
            <text:p>&lt;tr&gt;</text:p>
          </draw:text-box>
        </draw:frame>
        <draw:frame draw:style-name="gr3" draw:text-style-name="P2" draw:layer="layout" svg:width="1.814cm" svg:height="0.962cm" svg:x="26.75cm" svg:y="4cm">
          <draw:text-box>
            <text:p>&lt;/tr&gt;</text:p>
          </draw:text-box>
        </draw:frame>
        <draw:frame draw:style-name="gr14" draw:text-style-name="P2" draw:layer="layout" svg:width="1.814cm" svg:height="0.962cm" svg:x="26.5cm" svg:y="6.5cm">
          <draw:text-box>
            <text:p>&lt;/tr&gt;</text:p>
          </draw:text-box>
        </draw:frame>
        <draw:frame draw:style-name="gr14" draw:text-style-name="P2" draw:layer="layout" svg:width="1.814cm" svg:height="0.962cm" svg:x="26.5cm" svg:y="9.538cm">
          <draw:text-box>
            <text:p>&lt;/tr&gt;</text:p>
          </draw:text-box>
        </draw:frame>
        <draw:frame draw:style-name="gr3" draw:text-style-name="P2" draw:layer="layout" svg:width="1.637cm" svg:height="0.962cm" svg:x="2.113cm" svg:y="6.5cm">
          <draw:text-box>
            <text:p>&lt;tr&gt;</text:p>
          </draw:text-box>
        </draw:frame>
        <draw:frame draw:style-name="gr3" draw:text-style-name="P2" draw:layer="layout" svg:width="1.637cm" svg:height="0.962cm" svg:x="1.613cm" svg:y="9.288cm">
          <draw:text-box>
            <text:p>&lt;tr&gt;</text:p>
          </draw:text-box>
        </draw:frame>
        <draw:custom-shape draw:style-name="gr15" draw:text-style-name="P1" draw:layer="layout" svg:width="4.25cm" svg:height="1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1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1cm" svg:x="19.7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2.167cm" svg:height="0.962cm" svg:x="4cm" svg:y="4cm">
          <draw:text-box>
            <text:p>&lt;td&gt;<text:tab/><text:tab/><text:tab/>&lt;/td&gt;<text:tab/>&lt;td&gt; <text:s text:c="18"/>&lt;/td&gt; <text:s text:c="11"/>&lt;td&gt; <text:s text:c="17"/>&lt;/td&gt;</text:p>
          </draw:text-box>
        </draw:frame>
        <draw:custom-shape draw:style-name="gr15" draw:text-style-name="P1" draw:layer="layout" svg:width="4.25cm" svg:height="1.25cm" svg:x="4.583cm" svg:y="6.28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2.167cm" svg:height="0.962cm" svg:x="3.833cm" svg:y="6.788cm">
          <draw:text-box>
            <text:p>&lt;td&gt;<text:tab/><text:tab/><text:tab/>&lt;/td&gt;<text:tab/>&lt;td&gt; <text:s text:c="18"/>&lt;/td&gt; <text:s text:c="11"/>&lt;td&gt; <text:s text:c="17"/>&lt;/td&gt;</text:p>
          </draw:text-box>
        </draw:frame>
        <draw:custom-shape draw:style-name="gr16" draw:text-style-name="P1" draw:layer="layout" svg:width="4.5cm" svg:height="1cm" svg:x="12cm" svg:y="6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1cm" svg:x="20.5cm" svg:y="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cm" svg:height="0.962cm" svg:x="6cm" svg:y="4cm">
          <draw:text-box>
            <text:p>Siddhant</text:p>
          </draw:text-box>
        </draw:frame>
        <draw:frame draw:style-name="gr3" draw:text-style-name="P2" draw:layer="layout" svg:width="1.874cm" svg:height="0.962cm" svg:x="13.5cm" svg:y="4.25cm">
          <draw:text-box>
            <text:p>Male</text:p>
          </draw:text-box>
        </draw:frame>
        <draw:frame draw:style-name="gr3" draw:text-style-name="P2" draw:layer="layout" svg:width="2.962cm" svg:height="0.962cm" svg:x="21.25cm" svg:y="4cm">
          <draw:text-box>
            <text:p>493827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10:41:49.644021457</meta:creation-date>
    <dc:date>2022-12-06T12:15:34.791885610</dc:date>
    <meta:editing-duration>PT27S</meta:editing-duration>
    <meta:editing-cycles>1</meta:editing-cycles>
    <meta:document-statistic meta:object-count="46"/>
    <meta:generator>LibreOffice/7.3.6.2$Linux_X86_64 LibreOffice_project/30$Build-2</meta:generator>
  </office:meta>
</office:document-meta>
</file>